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0" office:value-type="string">
            <text:p>2023-07-24_12-54-19_000.jpg</text:p>
          </table:table-cell>
          <table:table-cell table:style-name="ce26" office:value-type="string">
            <text:p>:bookmemo / 読んだ本 / 『トマスによる福音書』 / 著者=荒井献 / 途中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トマスによる福音書』 / 著者=荒井献 / 途中">
            <text:p>:bookmemo / 読んだ本 / 『トマスによる福音書』 / 著者=荒井献 / 途中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0" office:value-type="string">
            <text:p>2023-07-24_12-54-37_000.jpg</text:p>
          </table:table-cell>
          <table:table-cell table:style-name="ce26" office:value-type="string">
            <text:p>:bookmemo / 読んだ本 / 『トマスによる福音書』 / 著者=荒井献 / 途中 ここまで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7" office:value-type="string">
            <text:p>2023-07-24_12-54-14_000.jpg</text:p>
          </table:table-cell>
          <table:table-cell table:style-name="ce26" office:value-type="string">
            <text:p>:bookmemo / 読んだ本 / 『音楽療法士のためのABA入門』 / 著者=中山晶世、二俣泉、竹内康二 / 今回、読んでいない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bookmemo / 読んだ本 / 『音楽療法士のためのABA入門』 / 著者=中山晶世、二俣泉、竹内康二 / 今回、読んでいない">
            <text:p>:bookmemo / 読んだ本 / 『音楽療法士のためのABA入門』 / 著者=中山晶世、二俣泉、竹内康二 / 今回、読んでいない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8" office:value-type="string">
            <text:p>2023-07-24_07-43-02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起きた時刻 / 2023">
            <text:p>:m :PHOTO 起き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7" office:value-type="string">
            <text:p>2023-07-24_00-33-00_000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寝た時刻 / 2023">
            <text:p>:m :PHOTO 寝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7" office:value-type="string">
            <text:p>2023-07-23_21-17-2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17" office:value-type="string">
            <text:p>2023-07-24_12-56-1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8" office:value-type="string">
            <text:p>2023-07-24_07-46-5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0" office:value-type="string">
            <text:p>2023-07-23_18-44-29_000.mp4</text:p>
          </table:table-cell>
          <table:table-cell table:style-name="ce26" office:value-type="string">
            <text:p>:VIDEO / @自室 / 記録 / jap.flute / 演奏、play / R=1 / genre=melody,for=,file-piece-id=~,memo=~,session=hour-18,recording-id=~,other=~ / follow+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7" office:value-type="string">
            <text:p>2023-07-23_19-17-01_000.jpg</text:p>
          </table:table-cell>
          <table:table-cell table:style-name="ce26" office:value-type="string">
            <text:p>:m 記録 / 身体 / 全身像 / 顔 / 様子 / time=夜；occasion=記事。読んだあと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記録 / 身体 / 全身像 / 顔 / 様子 / time=夜；occasion=記事。読んだあと">
            <text:p>:m 記録 / 身体 / 全身像 / 顔 / 様子 / time=夜；occasion=記事。読んだあと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7" office:value-type="string">
            <text:p>2023-07-23_19-17-10_000.jpg</text:p>
          </table:table-cell>
          <table:table-cell table:style-name="ce26" office:value-type="string">
            <text:p>:m #*# RES / free# S87DP9 記事読み / id~browser~media~machine=P6OT~yan~huan~NT / theme=レジオネラ症；感染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#*# RES / free# S87DP9 記事読み / id~browser~media~machine=P6OT~yan~huan~NT / theme=レジオネラ症；感染,content=~,w=~ / genre=~ / other=~">
            <text:p>:m #*# RES / free# S87DP9 記事読み / id~browser~media~machine=P6OT~yan~huan~NT / theme=レジオネラ症；感染,content=~,w=~ / genre=~ / 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7" office:value-type="string">
            <text:p>2023-07-24_09-53-27_000.jpg</text:p>
          </table:table-cell>
          <table:table-cell table:style-name="ce26" office:value-type="string">
            <text:p>:m 1*1 RES / JVEMV6 64#310_hattatsu_otona / 『ちゃんと知りたい　大人の発達障害がわかる本』 著者=備瀬哲弘、監修,校注=~ / p.22 / w=ストレス障害；適応障害；,topic=~,publisher=~,other=memo+:３つ組の障害；memo+:区別：嗜癖行動。依存性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1*1 RES / JVEMV6 64#310_hattatsu_otona / 『ちゃんと知りたい　大人の発達障害がわかる本』 著者=備瀬哲弘、監修,校注=~ / p.22 / w=ストレス障害；適応障害；,topic=~,publisher=~,other=memo+:３つ組の障害；memo+:区別：嗜癖行動。依存性">
            <text:p>:m 1*1 RES / JVEMV6 64#310_hattatsu_otona / 『ちゃんと知りたい　大人の発達障害がわかる本』 著者=備瀬哲弘、監修,校注=~ / p.22 / w=ストレス障害；適応障害；,topic=~,publisher=~,other=memo+:３つ組の障害；memo+:区別：嗜癖行動。依存性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8" office:value-type="string">
            <text:p>2023-07-24_10-47-35_000.jpg</text:p>
          </table:table-cell>
          <table:table-cell table:style-name="ce26" office:value-type="string">
            <text:p>:m :th,mysl / topic=~ / content=蓋し、「孝悌」は、仁の用。,id=~,other=~ / lang=ja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:th,mysl / topic=~ / content=蓋し、「孝悌」は、仁の用。,id=~,other=~ / lang=ja">
            <text:p>:m :th,mysl / topic=~ / content=蓋し、「孝悌」は、仁の用。,id=~,other=~ / lang=ja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21];CONCATENATE([.C21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4">2023/07/24</text:date>, <text:time>17:51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24T17:51:08.22</dc:date>
    <dc:creator>岩淵 謙</dc:creator>
    <meta:editing-duration>P57DT20H37M54S</meta:editing-duration>
    <meta:editing-cycles>19232</meta:editing-cycles>
    <meta:document-statistic meta:table-count="2" meta:cell-count="923" meta:object-count="0"/>
    <meta:user-defined meta:name="qrichtext">1</meta:user-defined>
  </office:meta>
</office:document-meta>
</file>